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7.2cm"/>
    </style:style>
    <style:style style:name="gr2" style:family="graphic" style:parent-style-name="text">
      <style:graphic-properties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1.85cm" fo:min-width="11.3cm"/>
    </style:style>
    <style:style style:name="gr8" style:family="graphic" style:parent-style-name="text">
      <style:graphic-properties draw:auto-grow-height="true" draw:auto-grow-width="false" fo:min-height="1.278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1.1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417cm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11.179cm"/>
    </style:style>
    <style:style style:name="gr13" style:family="graphic" style:parent-style-name="text">
      <style:graphic-properties draw:auto-grow-height="true" draw:auto-grow-width="false" fo:min-height="2.189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45cm" fo:min-width="7.548cm"/>
    </style:style>
    <style:style style:name="gr15" style:family="graphic" style:parent-style-name="standard">
      <style:graphic-properties draw:textarea-horizontal-align="justify" draw:textarea-vertical-align="middle" draw:auto-grow-height="false" fo:min-height="1.4cm" fo:min-width="0.9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4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466cm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1.3cm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3.819cm"/>
    </style:style>
    <style:style style:name="gr20" style:family="graphic" style:parent-style-name="text">
      <style:graphic-properties draw:auto-grow-height="true" draw:auto-grow-width="false" fo:min-height="1.28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7.7cm" svg:height="1.5cm" svg:x="1.6cm" svg:y="2.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7.778cm" svg:height="1.345cm" svg:x="1.477cm" svg:y="2.613cm">
            <draw:text-box>
              <text:p>Настройка NRF в обычном режиме не BLE, установка номера канала(101),</text:p>
              <text:p>адреса стендовой установки, собственного обратного адреса согласно UID</text:p>
            </draw:text-box>
          </draw:frame>
        </draw:g>
        <draw:g>
          <draw:line draw:style-name="gr3" draw:text-style-name="P2" draw:layer="layout" svg:x1="10.21cm" svg:y1="10.457cm" svg:x2="10.21cm" svg:y2="11.557cm">
            <text:p/>
          </draw:line>
          <draw:custom-shape draw:style-name="gr4" draw:text-style-name="P1" draw:layer="layout" svg:width="2.1cm" svg:height="2cm" svg:x="9.2cm" svg:y="11.6cm">
            <text:p text:style-name="P1">Успех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2" draw:layer="layout" svg:x1="10.3cm" svg:y1="13.7cm" svg:x2="10.3cm" svg:y2="15cm">
            <text:p/>
          </draw:line>
          <draw:frame draw:style-name="gr5" draw:text-style-name="P3" draw:layer="layout" svg:width="1.027cm" svg:height="0.721cm" svg:x="10.3cm" svg:y="13.6cm">
            <draw:text-box>
              <text:p>Да</text:p>
            </draw:text-box>
          </draw:frame>
          <draw:frame draw:style-name="gr6" draw:text-style-name="P3" draw:layer="layout" svg:width="1.4cm" svg:height="0.721cm" svg:x="11.2cm" svg:y="11.6cm">
            <draw:text-box>
              <text:p>Нет</text:p>
            </draw:text-box>
          </draw:frame>
          <draw:line draw:style-name="gr3" draw:text-style-name="P2" draw:layer="layout" svg:x1="11.4cm" svg:y1="12.6cm" svg:x2="14.1cm" svg:y2="12.6cm">
            <text:p/>
          </draw:line>
        </draw:g>
        <draw:g>
          <draw:custom-shape draw:style-name="gr4" draw:text-style-name="P1" draw:layer="layout" svg:width="2.1cm" svg:height="2cm" svg:x="9.2cm" svg:y="5.1cm">
            <text:p text:style-name="P1">Успех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2" draw:layer="layout" svg:x1="10.2cm" svg:y1="7.2cm" svg:x2="10.2cm" svg:y2="8.5cm">
            <text:p/>
          </draw:line>
          <draw:frame draw:style-name="gr5" draw:text-style-name="P3" draw:layer="layout" svg:width="1.027cm" svg:height="0.721cm" svg:x="10.3cm" svg:y="7.1cm">
            <draw:text-box>
              <text:p>Да</text:p>
            </draw:text-box>
          </draw:frame>
          <draw:frame draw:style-name="gr6" draw:text-style-name="P3" draw:layer="layout" svg:width="1.4cm" svg:height="0.721cm" svg:x="11.2cm" svg:y="5.1cm">
            <draw:text-box>
              <text:p>Нет</text:p>
            </draw:text-box>
          </draw:frame>
          <draw:line draw:style-name="gr3" draw:text-style-name="P2" draw:layer="layout" svg:x1="11.4cm" svg:y1="6.1cm" svg:x2="14.1cm" svg:y2="6.1cm">
            <text:p/>
          </draw:line>
          <draw:line draw:style-name="gr3" draw:text-style-name="P2" draw:layer="layout" svg:x1="10.2cm" svg:y1="4cm" svg:x2="10.2cm" svg:y2="5.1cm">
            <text:p/>
          </draw:line>
        </draw:g>
        <draw:g>
          <draw:custom-shape draw:style-name="gr7" draw:text-style-name="P1" draw:layer="layout" svg:width="11.8cm" svg:height="2.1cm" svg:x="4.8cm" svg:y="8.4cm">
            <text:p/>
            <draw:enhanced-geometry svg:viewBox="0 0 21600 21600" draw:type="rectangle" draw:enhanced-path="M 0 0 L 21600 0 21600 21600 0 21600 0 0 Z N"/>
          </draw:custom-shape>
          <draw:frame draw:style-name="gr8" draw:layer="layout" svg:width="12.023cm" svg:height="1.892cm" svg:x="4.677cm" svg:y="8.491cm">
            <draw:text-box>
              <text:p>Посылка начального пакета с целью, инициализировать внутренние структуры стенда связанные с данным устройством</text:p>
            </draw:text-box>
          </draw:frame>
        </draw:g>
        <draw:custom-shape draw:style-name="gr9" draw:text-style-name="P1" draw:layer="layout" svg:width="3.214cm" svg:height="3.5cm" svg:x="4.6cm" svg:y="23.6cm">
          <text:p text:style-name="P1">Есть </text:p>
          <text:p text:style-name="P1">импульс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6.207cm" svg:y1="27.1cm" svg:x2="6.207cm" svg:y2="28.4cm">
          <text:p/>
        </draw:line>
        <draw:frame draw:style-name="gr10" draw:text-style-name="P3" draw:layer="layout" svg:width="1.16cm" svg:height="0.721cm" svg:x="6.54cm" svg:y="27.1cm">
          <draw:text-box>
            <text:p>Да</text:p>
          </draw:text-box>
        </draw:frame>
        <draw:frame draw:style-name="gr11" draw:text-style-name="P3" draw:layer="layout" svg:width="1.25cm" svg:height="0.721cm" svg:x="7.904cm" svg:y="24.579cm">
          <draw:text-box>
            <text:p>Нет</text:p>
          </draw:text-box>
        </draw:frame>
        <draw:line draw:style-name="gr3" draw:text-style-name="P2" draw:layer="layout" svg:x1="7.814cm" svg:y1="25.4cm" svg:x2="9.6cm" svg:y2="25.4cm">
          <text:p/>
        </draw:line>
        <draw:g>
          <draw:custom-shape draw:style-name="gr12" draw:text-style-name="P1" draw:layer="layout" svg:width="11.679cm" svg:height="2.7cm" svg:x="4.722cm" svg:y="14.9cm">
            <text:p/>
            <draw:enhanced-geometry svg:viewBox="0 0 21600 21600" draw:type="rectangle" draw:enhanced-path="M 0 0 L 21600 0 21600 21600 0 21600 0 0 Z N"/>
          </draw:custom-shape>
          <draw:frame draw:style-name="gr13" draw:layer="layout" svg:width="11.9cm" svg:height="2.439cm" svg:x="4.6cm" svg:y="14.991cm">
            <draw:text-box>
              <text:p>Измерение числа импульсов за 1 сек. Вычисление объёма воды прошедшего за это время, отправка данных стенду, ожидание ответа от стенда фиксированное время.</text:p>
            </draw:text-box>
          </draw:frame>
        </draw:g>
        <draw:g>
          <draw:custom-shape draw:style-name="gr14" draw:text-style-name="P1" draw:layer="layout" svg:width="8.048cm" svg:height="2.7cm" svg:x="10.284cm" svg:y="18.9cm">
            <text:p/>
            <draw:enhanced-geometry svg:viewBox="0 0 21600 21600" draw:type="rectangle" draw:enhanced-path="M 0 0 L 21600 0 21600 21600 0 21600 0 0 Z N"/>
          </draw:custom-shape>
          <draw:frame draw:style-name="gr13" draw:layer="layout" svg:width="8.2cm" svg:height="2.439cm" svg:x="10.2cm" svg:y="18.991cm">
            <draw:text-box>
              <text:p>Обновление внутренних коэффициентов или выполнение команды в зависимости от содержимого полученного пакета</text:p>
            </draw:text-box>
          </draw:frame>
        </draw:g>
        <draw:line draw:style-name="gr3" draw:text-style-name="P2" draw:layer="layout" svg:x1="14.7cm" svg:y1="18.9cm" svg:x2="14.7cm" svg:y2="17.6cm">
          <text:p/>
        </draw:line>
        <draw:g>
          <draw:line draw:style-name="gr3" draw:text-style-name="P2" draw:layer="layout" svg:x1="6.386cm" svg:y1="17.6cm" svg:x2="6.386cm" svg:y2="18.7cm">
            <text:p/>
          </draw:line>
          <draw:custom-shape draw:style-name="gr15" draw:text-style-name="P1" draw:layer="layout" svg:width="2.954cm" svg:height="3.3cm" svg:x="4.9cm" svg:y="18.743cm">
            <text:p text:style-name="P1">Ответ </text:p>
            <text:p text:style-name="P1">Получен?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16" draw:text-style-name="P3" draw:layer="layout" svg:width="1.246cm" svg:height="0.757cm" svg:x="7.854cm" svg:y="19.643cm">
            <draw:text-box>
              <text:p>Да</text:p>
            </draw:text-box>
          </draw:frame>
          <draw:line draw:style-name="gr3" draw:text-style-name="P2" draw:layer="layout" svg:x1="7.854cm" svg:y1="20.443cm" svg:x2="10.2cm" svg:y2="20.443cm">
            <text:p/>
          </draw:line>
          <draw:line draw:style-name="gr3" draw:text-style-name="P2" draw:layer="layout" svg:x1="6.4cm" svg:y1="22cm" svg:x2="6.4cm" svg:y2="23.6cm">
            <text:p/>
          </draw:line>
          <draw:frame draw:style-name="gr17" draw:text-style-name="P3" draw:layer="layout" svg:width="1.5cm" svg:height="0.721cm" svg:x="6.6cm" svg:y="22.102cm">
            <draw:text-box>
              <text:p>Нет</text:p>
            </draw:text-box>
          </draw:frame>
        </draw:g>
        <draw:custom-shape draw:style-name="gr18" draw:text-style-name="P1" draw:layer="layout" svg:width="3.6cm" svg:height="3.5cm" svg:x="9.6cm" svg:y="23.6cm">
          <text:p text:style-name="P1">Достаточно </text:p>
          <text:p text:style-name="P1">дол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1.4cm" svg:y1="27.1cm" svg:x2="11.4cm" svg:y2="28.4cm">
          <text:p/>
        </draw:line>
        <draw:frame draw:style-name="gr5" draw:text-style-name="P3" draw:layer="layout" svg:width="1.222cm" svg:height="0.721cm" svg:x="11.773cm" svg:y="27.1cm">
          <draw:text-box>
            <text:p>Нет</text:p>
          </draw:text-box>
        </draw:frame>
        <draw:frame draw:style-name="gr6" draw:text-style-name="P3" draw:layer="layout" svg:width="1.4cm" svg:height="0.721cm" svg:x="13.3cm" svg:y="24.579cm">
          <draw:text-box>
            <text:p>Да</text:p>
          </draw:text-box>
        </draw:frame>
        <draw:line draw:style-name="gr3" draw:text-style-name="P2" draw:layer="layout" svg:x1="13.2cm" svg:y1="25.4cm" svg:x2="14.8cm" svg:y2="25.4cm">
          <text:p/>
        </draw:line>
        <draw:g>
          <draw:custom-shape draw:style-name="gr19" draw:text-style-name="P1" draw:layer="layout" svg:width="4.319cm" svg:height="2.5cm" svg:x="14.745cm" svg:y="24.5cm">
            <text:p/>
            <draw:enhanced-geometry svg:viewBox="0 0 21600 21600" draw:type="rectangle" draw:enhanced-path="M 0 0 L 21600 0 21600 21600 0 21600 0 0 Z N"/>
          </draw:custom-shape>
          <draw:frame draw:style-name="gr20" draw:layer="layout" svg:width="4.4cm" svg:height="2.439cm" svg:x="14.7cm" svg:y="24.461cm">
            <draw:text-box>
              <text:p>Выход из режима калибровки по WDT</text:p>
            </draw:text-box>
          </draw:frame>
        </draw:g>
        <draw:line draw:style-name="gr3" draw:text-style-name="P2" draw:layer="layout" svg:x1="14.1cm" svg:y1="12.6cm" svg:x2="19.5cm" svg:y2="12.7cm">
          <text:p/>
        </draw:line>
        <draw:line draw:style-name="gr3" draw:text-style-name="P2" draw:layer="layout" svg:x1="14.1cm" svg:y1="6.1cm" svg:x2="19.5cm" svg:y2="6.1cm">
          <text:p/>
        </draw:line>
        <draw:line draw:style-name="gr3" draw:text-style-name="P2" draw:layer="layout" svg:x1="19.5cm" svg:y1="6.1cm" svg:x2="19.5cm" svg:y2="23cm">
          <text:p/>
        </draw:line>
        <draw:line draw:style-name="gr3" draw:text-style-name="P2" draw:layer="layout" svg:x1="19.5cm" svg:y1="23cm" svg:x2="18.5cm" svg:y2="24.5cm">
          <text:p/>
        </draw:line>
        <draw:line draw:style-name="gr3" draw:text-style-name="P2" draw:layer="layout" svg:x1="11.4cm" svg:y1="28.4cm" svg:x2="2.5cm" svg:y2="28.4cm">
          <text:p/>
        </draw:line>
        <draw:line draw:style-name="gr3" draw:text-style-name="P2" draw:layer="layout" svg:x1="2.6cm" svg:y1="28.4cm" svg:x2="2.6cm" svg:y2="16.4cm">
          <text:p/>
        </draw:line>
        <draw:line draw:style-name="gr3" draw:text-style-name="P2" draw:layer="layout" svg:x1="2.6cm" svg:y1="16.5cm" svg:x2="4.7cm" svg:y2="16.5cm">
          <text:p/>
        </draw:line>
      </draw:page>
      <draw:page draw:name="page2" draw:style-name="dp1" draw:master-page-name="Обычный">
        <draw:line draw:style-name="gr3" draw:text-style-name="P2" draw:layer="layout" svg:x1="10.2cm" svg:y1="1cm" svg:x2="10.2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style:writing-mode="lr-tb"/>
      <style:text-properties fo:color="#000000" fo:font-size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5:39:39.343000000</meta:creation-date>
    <meta:generator>LibreOffice/5.3.3.2$Windows_x86 LibreOffice_project/3d9a8b4b4e538a85e0782bd6c2d430bafe583448</meta:generator>
    <dc:date>2017-05-26T16:41:05.509000000</dc:date>
    <meta:editing-duration>PT1H1M7S</meta:editing-duration>
    <meta:editing-cycles>41</meta:editing-cycles>
    <meta:document-statistic meta:object-count="55"/>
  </office:meta>
</office:document-meta>
</file>